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b4d" officeooo:paragraph-rsid="00106b4d"/>
    </style:style>
    <style:style style:name="P2" style:family="paragraph" style:parent-style-name="Standard" style:list-style-name="L1">
      <style:text-properties style:text-underline-style="none" fo:font-weight="normal" officeooo:rsid="0014d14b" officeooo:paragraph-rsid="0014d14b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162f01" officeooo:paragraph-rsid="00162f0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5503" officeooo:paragraph-rsid="001e5503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06b4d" officeooo:paragraph-rsid="00106b4d" style:font-weight-asian="bold" style:font-weight-complex="bold"/>
    </style:style>
    <style:style style:name="P6" style:family="paragraph" style:parent-style-name="Standard" style:list-style-name="L1">
      <style:text-properties style:text-underline-style="none" fo:font-weight="bold" officeooo:rsid="00106b4d" officeooo:paragraph-rsid="00106b4d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1f9f4" officeooo:paragraph-rsid="0011f9f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3a16d" officeooo:paragraph-rsid="0013a16d" style:font-weight-asian="bold" style:font-weight-complex="bold"/>
    </style:style>
    <style:style style:name="P9" style:family="paragraph" style:parent-style-name="Standard" style:list-style-name="L1">
      <style:text-properties style:text-underline-style="none" fo:font-weight="bold" officeooo:rsid="0014d14b" officeooo:paragraph-rsid="0014d14b" style:font-weight-asian="bold" style:font-weight-complex="bold"/>
    </style:style>
    <style:style style:name="P10" style:family="paragraph" style:parent-style-name="Standard" style:list-style-name="L1">
      <style:text-properties style:text-underline-style="none" fo:font-weight="bold" officeooo:rsid="001acb82" officeooo:paragraph-rsid="001acb82" style:font-weight-asian="bold" style:font-weight-complex="bold"/>
    </style:style>
    <style:style style:name="P11" style:family="paragraph" style:parent-style-name="Standard">
      <style:text-properties fo:font-size="18pt" fo:font-weight="bold" officeooo:rsid="00106b4d" officeooo:paragraph-rsid="00106b4d" style:font-size-asian="18pt" style:font-weight-asian="bold" style:font-size-complex="18pt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75589" officeooo:paragraph-rsid="0017558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e5503" officeooo:paragraph-rsid="001e5503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1f9f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8f1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adme:</text:p>
      <text:p text:style-name="P1"/>
      <text:p text:style-name="P1">Project:<text:span text:style-name="T1"> Hall Management System</text:span></text:p>
      <text:p text:style-name="P1"><text:span text:style-name="T1"/></text:p>
      <text:p text:style-name="P12">To run: <text:span text:style-name="T4"><text:s/>HallManagementSystem.java.</text:span></text:p>
      <text:p text:style-name="P12"><text:span text:style-name="T4"><text:tab/>It has the main function leading to main interface.</text:span></text:p>
      <text:p text:style-name="P1"><text:span text:style-name="T1"/></text:p>
      <text:p text:style-name="P5">Use Cases Impplemented:</text:p>
      <text:list xml:id="list1832446335570367471" text:style-name="L1">
        <text:list-item>
          <text:p text:style-name="P6">Student Registration</text:p>
        </text:list-item>
        <text:list-item>
          <text:p text:style-name="P6">Login</text:p>
        </text:list-item>
        <text:list-item>
          <text:p text:style-name="P6">Admin Registration</text:p>
          <text:p text:style-name="P2">Admin registration is kept simple for now- the username in HmcInterface must include “ADMIN” in it. Type password and click on “Register Admin”</text:p>
        </text:list-item>
        <text:list-item>
          <text:p text:style-name="P9">Admin Login</text:p>
          <text:p text:style-name="P9"><text:span text:style-name="T3">Requires the admin user <text:s/>id and password</text:span></text:p>
        </text:list-item>
        <text:list-item>
          <text:p text:style-name="P6">Hall Creation/Registration</text:p>
          <text:p text:style-name="P3">From Admin’s accout only.</text:p>
        </text:list-item>
        <text:list-item>
          <text:p text:style-name="P6">Submit Application</text:p>
        </text:list-item>
        <text:list-item>
          <text:p text:style-name="P10">Allow Swap</text:p>
        </text:list-item>
      </text:list>
      <text:p text:style-name="P5"/>
      <text:p text:style-name="P7">Permitted Work Flow:</text:p>
      <text:p text:style-name="P7">&gt; Student registers in ERP</text:p>
      <text:p text:style-name="P7">&gt; Halls are registered using the interface</text:p>
      <text:p text:style-name="P7">&gt; Halls are allocated </text:p>
      <text:p text:style-name="P7">&gt; Students fill application for swap</text:p>
      <text:p text:style-name="P7">&gt; Admin may accept or reject the application</text:p>
      <text:p text:style-name="P8">&gt;<text:span text:style-name="T5">Admin could retrieve and check data of students</text:span></text:p>
      <text:p text:style-name="P8"/>
      <text:p text:style-name="P13">Possibile causes of error :</text:p>
      <text:p text:style-name="P4">Fiddling with generated files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40:55.976334072</meta:creation-date>
    <dc:date>2017-03-31T16:54:18.405969489</dc:date>
    <meta:editing-duration>PT57M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27" meta:character-count="768" meta:non-whitespace-character-count="671"/>
  </office:meta>
</office:document-meta>
</file>